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nk Elect field study</text:p>
      <text:p text:style-name="Standard"/>
      <text:p text:style-name="Standard">Micah Herrera – creator</text:p>
      <text:p text:style-name="Standard"><text:a xlink:type="simple" xlink:href="mailto:micah@micahherrera.com" text:style-name="Internet_20_link" text:visited-style-name="Visited_20_Internet_20_Link">micah@micahherrera.com</text:a></text:p>
      <text:p text:style-name="Standard"/>
      <text:p text:style-name="Standard">7/25/16</text:p>
      <text:p text:style-name="Standard"/>
      <text:p text:style-name="Standard">Thinkelect is an idea based around a bias for truth and eliminating barriers in the voting process by means of access to fact-only information.</text:p>
      <text:p text:style-name="Standard"/>
      <text:p text:style-name="Standard">Goal: to understand the citizen of age to vote and their personal struggles or barriers in their voting process as it pertains to access to information and information sources.</text:p>
      <text:p text:style-name="Standard"/>
      <text:p text:style-name="Standard">Questions:</text:p>
      <text:list xml:id="list481079715925590414" text:style-name="L1">
        <text:list-item>
          <text:p text:style-name="P1">Where do you gain most of your information about political candidates</text:p>
        </text:list-item>
        <text:list-item>
          <text:p text:style-name="P1">Are there any barriers or frustrations with these sources of information you would like to change?</text:p>
        </text:list-item>
        <text:list-item>
          <text:p text:style-name="P1">Do you plan to vote? Why or why not?</text:p>
        </text:list-item>
        <text:list-item>
          <text:p text:style-name="P1">Do you feel confident and well-informed with your vote? Why?</text:p>
        </text:list-item>
        <text:list-item>
          <text:p text:style-name="P1">If there was a simple app that aggregated the information you needed to feel confident in your vote, what information would it have?</text:p>
        </text:list-item>
        <text:list-item>
          <text:p text:style-name="P1">What controls and filters would you like it to have?</text:p>
        </text:list-item>
        <text:list-item>
          <text:p text:style-name="P1">What other features might you like or feel to be important?</text:p>
        </text:list-item>
        <text:list-item>
          <text:p text:style-name="P1">Are you likely/willing to spend 30min – 1hour researching the candidates on the ballot through a well-presented information aggregate like this app before going to vote this november?</text:p>
        </text:list-item>
        <text:list-item>
          <text:p text:style-name="P1">Do you feel it an important and helpful concept?</text:p>
        </text:list-item>
        <text:list-item>
          <text:p text:style-name="P1">Do you feel invested in the election process?</text:p>
        </text:list-item>
      </text:list>
      <text:p text:style-name="Standard"/>
      <text:p text:style-name="Standard">Participants:</text:p>
      <text:p text:style-name="Standard"><text:tab/>Young voters 18-35 who feel overwhelmed by the election process or untrusting of the information available.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25T16:32:21</meta:creation-date>
    <meta:document-statistic meta:table-count="0" meta:image-count="0" meta:object-count="0" meta:page-count="1" meta:paragraph-count="20" meta:word-count="226" meta:character-count="1329"/>
    <dc:date>2016-07-25T19:40:22</dc:date>
    <meta:editing-duration>PT20M56S</meta:editing-duration>
    <meta:editing-cycles>1</meta:editing-cycles>
    <meta:generator>OpenOffice/4.1.2$Unix OpenOffice.org_project/412m3$Build-9782</meta:generator>
  </office:meta>
</office:document-meta>
</file>